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5.6611in" style:use-optimal-column-width="false"/>
    </style:style>
    <style:style style:name="Table1" style:family="table" style:master-page-name="MP0">
      <style:table-properties style:width="7.4083in" fo:margin-left="-0.470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PreformattedText" style:family="paragraph">
      <style:text-properties style:font-name="Candara"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Candara"/>
    </style:style>
    <style:style style:name="T15" style:parent-style-name="Fuentedepárrafopredeter." style:family="text">
      <style:text-properties style:font-name="Candara"/>
    </style:style>
    <style:style style:name="T16" style:parent-style-name="Fuentedepárrafopredeter." style:family="text">
      <style:text-properties style:font-name="Candara"/>
    </style:style>
    <style:style style:name="T17" style:parent-style-name="Fuentedepárrafopredeter." style:family="text">
      <style:text-properties style:font-name="Candara" fo:language="en" fo:country="US"/>
    </style:style>
    <style:style style:name="T18" style:parent-style-name="Fuentedepárrafopredeter." style:family="text">
      <style:text-properties style:font-name="Candara"/>
    </style:style>
    <style:style style:name="P19" style:parent-style-name="PreformattedText" style:family="paragraph">
      <style:text-properties style:font-name="Candara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PreformattedText" style:family="paragraph">
      <style:text-properties style:font-name="Candara" fo:color="#000000" fo:language="en" fo:country="US"/>
    </style:style>
    <style:style style:name="P22" style:parent-style-name="PreformattedText" style:family="paragraph">
      <style:text-properties style:font-name="Candara" fo:color="#000000" fo:language="en" fo:country="U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PreformattedText" style:family="paragraph">
      <style:text-properties style:font-name="Candara" fo:language="en" fo:country="US"/>
    </style:style>
    <style:style style:name="P26" style:parent-style-name="PreformattedText" style:family="paragraph">
      <style:text-properties style:font-name="Candara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2" style:parent-style-name="HTMLconformatoprevio" style:family="paragraph">
      <style:paragraph-properties fo:background-color="#FFFFFF"/>
    </style:style>
    <style:style style:name="T33" style:parent-style-name="Fuentedepárrafopredeter." style:family="text">
      <style:text-properties style:font-name="Candara" style:font-style-complex="italic" fo:color="#000000" fo:language="en" fo:country="US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PreformattedText" style:family="paragraph">
      <style:text-properties style:font-name="Candara" fo:language="en" fo:country="US"/>
    </style:style>
    <style:style style:name="T37" style:parent-style-name="Fuentedepárrafopredeter." style:family="text">
      <style:text-properties style:font-name="Candara" fo:language="en" fo:country="US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2" style:parent-style-name="HTMLconformatoprevio" style:family="paragraph">
      <style:paragraph-properties fo:background-color="#FFFFFF"/>
    </style:style>
    <style:style style:name="T43" style:parent-style-name="Fuentedepárrafopredeter." style:family="text">
      <style:text-properties fo:color="#000000" fo:language="en" fo:country="US"/>
    </style:style>
    <style:style style:name="T44" style:parent-style-name="Fuentedepárrafopredeter." style:family="text">
      <style:text-properties style:font-name="Candara" fo:color="#000000" fo:language="en" fo:country="US"/>
    </style:style>
    <style:style style:name="T45" style:parent-style-name="Fuentedepárrafopredeter." style:family="text">
      <style:text-properties style:font-name="Candara" fo:color="#000000" fo:language="en" fo:country="US"/>
    </style:style>
    <style:style style:name="T46" style:parent-style-name="Fuentedepárrafopredeter." style:family="text">
      <style:text-properties style:font-name="Candara" fo:color="#000000" fo:language="en" fo:country="US"/>
    </style:style>
    <style:style style:name="P47" style:parent-style-name="HTMLconformatoprevio" style:family="paragraph">
      <style:paragraph-properties fo:background-color="#FFFFFF"/>
    </style:style>
    <style:style style:name="T48" style:parent-style-name="Fuentedepárrafopredeter." style:family="text">
      <style:text-properties style:font-name="Candara" fo:color="#000000"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PreformattedText" style:family="paragraph">
      <style:text-properties style:font-name="Candara" fo:language="en" fo:country="US"/>
    </style:style>
    <style:style style:name="P52" style:parent-style-name="PreformattedText" style:family="paragraph">
      <style:text-properties style:font-name="Candara" fo:language="en" fo:country="US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HTMLconformatoprevio" style:family="paragraph">
      <style:paragraph-properties fo:background-color="#FFFFFF"/>
      <style:text-properties fo:color="#000000"/>
    </style:style>
    <style:style style:name="P55" style:parent-style-name="HTMLconformatoprevio" style:family="paragraph">
      <style:paragraph-properties fo:background-color="#FFFFFF"/>
      <style:text-properties fo:color="#000000"/>
    </style:style>
    <style:style style:name="P56" style:parent-style-name="HTMLconformatoprevio" style:family="paragraph">
      <style:paragraph-properties fo:background-color="#FFFFFF"/>
      <style:text-properties fo:color="#000000"/>
    </style:style>
    <style:style style:name="TableRow57" style:family="table-row">
      <style:table-row-properties style:min-row-height="0.2027in"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PreformattedText" style:family="paragraph">
      <style:text-properties style:font-name="Candara" fo:language="en" fo:country="US"/>
    </style:style>
    <style:style style:name="T60" style:parent-style-name="Fuentedepárrafopredeter." style:family="text">
      <style:text-properties style:font-name="Candara" fo:language="en" fo:country="US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" style:parent-style-name="HTMLconformatoprevio" style:family="paragraph">
      <style:paragraph-properties fo:background-color="#FFFFFF"/>
      <style:text-properties fo:color="#000000" fo:language="en" fo:country="US"/>
    </style:style>
    <style:style style:name="P63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64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65" style:family="table-row">
      <style:table-row-properties style:min-row-height="0.2027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PreformattedText" style:family="paragraph">
      <style:text-properties style:font-name="Candara" fo:language="en" fo:country="US"/>
    </style:style>
    <style:style style:name="T68" style:parent-style-name="Fuentedepárrafopredeter." style:family="text">
      <style:text-properties style:font-name="Candara" fo:language="en" fo:country="US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" style:parent-style-name="HTMLconformatoprevio" style:family="paragraph">
      <style:paragraph-properties fo:background-color="#FFFFFF"/>
      <style:text-properties fo:color="#000000" fo:language="en" fo:country="US"/>
    </style:style>
    <style:style style:name="P71" style:parent-style-name="HTMLconformatoprevio" style:family="paragraph">
      <style:paragraph-properties fo:background-color="#FFFFFF"/>
    </style:style>
    <style:style style:name="T72" style:parent-style-name="Fuentedepárrafopredeter." style:family="text">
      <style:text-properties fo:color="#000000" fo:language="en" fo:country="US"/>
    </style:style>
    <style:style style:name="T73" style:parent-style-name="Fuentedepárrafopredeter." style:family="text">
      <style:text-properties fo:color="#000000" fo:language="en" fo:country="US"/>
    </style:style>
    <style:style style:name="T74" style:parent-style-name="Fuentedepárrafopredeter." style:family="text">
      <style:text-properties fo:font-weight="bold" style:font-weight-asian="bold" style:font-weight-complex="bold" fo:color="#660E7A" fo:language="en" fo:country="US"/>
    </style:style>
    <style:style style:name="T75" style:parent-style-name="Fuentedepárrafopredeter." style:family="text">
      <style:text-properties fo:font-weight="bold" style:font-weight-asian="bold" style:font-weight-complex="bold" fo:color="#660E7A" fo:language="en" fo:country="US"/>
    </style:style>
    <style:style style:name="TableRow76" style:family="table-row">
      <style:table-row-properties style:min-row-height="0.2027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PreformattedText" style:family="paragraph">
      <style:text-properties style:font-name="Candara" fo:language="en" fo:country="US"/>
    </style:style>
    <style:style style:name="P79" style:parent-style-name="PreformattedText" style:family="paragraph">
      <style:text-properties style:font-name="Candara" fo:language="en" fo:country="US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HTMLconformatoprevio" style:family="paragraph">
      <style:paragraph-properties fo:background-color="#FFFFFF"/>
    </style:style>
    <style:style style:name="T82" style:parent-style-name="Fuentedepárrafopredeter." style:family="text">
      <style:text-properties style:font-name="Candara" fo:color="#000000" fo:language="en" fo:country="US"/>
    </style:style>
    <style:style style:name="T83" style:parent-style-name="Fuentedepárrafopredeter." style:family="text">
      <style:text-properties fo:color="#000000"/>
    </style:style>
    <style:style style:name="P84" style:parent-style-name="HTMLconformatoprevio" style:family="paragraph">
      <style:paragraph-properties fo:background-color="#FFFFFF"/>
      <style:text-properties fo:color="#000000"/>
    </style:style>
    <style:style style:name="P8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86" style:family="table-row">
      <style:table-row-properties style:min-row-height="0.2027in"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PreformattedText" style:family="paragraph">
      <style:text-properties style:font-name="Candara" fo:language="en" fo:country="US"/>
    </style:style>
    <style:style style:name="P89" style:parent-style-name="PreformattedText" style:family="paragraph">
      <style:text-properties style:font-name="Candara" fo:language="en" fo:country="US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HTMLconformatoprevio" style:family="paragraph">
      <style:paragraph-properties fo:background-color="#FFFFFF"/>
      <style:text-properties fo:color="#000000"/>
    </style:style>
    <style:style style:name="P92" style:parent-style-name="HTMLconformatoprevio" style:family="paragraph">
      <style:paragraph-properties fo:background-color="#FFFFFF"/>
      <style:text-properties fo:color="#000000"/>
    </style:style>
    <style:style style:name="P93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94" style:family="table-row">
      <style:table-row-properties style:min-row-height="0.2027in"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PreformattedText" style:family="paragraph">
      <style:text-properties style:font-name="Candara" fo:language="en" fo:country="US"/>
    </style:style>
    <style:style style:name="P97" style:parent-style-name="PreformattedText" style:family="paragraph">
      <style:text-properties style:font-name="Candara" fo:language="en" fo:country="US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HTMLconformatoprevio" style:family="paragraph">
      <style:paragraph-properties fo:background-color="#FFFFFF"/>
      <style:text-properties fo:color="#000000"/>
    </style:style>
    <style:style style:name="P10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01" style:family="table-row">
      <style:table-row-properties style:min-row-height="0.2027in"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PreformattedText" style:family="paragraph">
      <style:text-properties style:font-name="Candara" fo:language="en" fo:country="US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HTMLconformatoprevio" style:family="paragraph">
      <style:paragraph-properties fo:background-color="#FFFFFF"/>
      <style:text-properties fo:color="#000000"/>
    </style:style>
    <style:style style:name="TableRow106" style:family="table-row">
      <style:table-row-properties style:min-row-height="0.2027in"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PreformattedText" style:family="paragraph">
      <style:text-properties style:font-name="Candara" fo:language="en" fo:country="US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11" style:family="table-row">
      <style:table-row-properties style:min-row-height="0.2826in"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PreformattedText" style:family="paragraph">
      <style:text-properties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P116" style:parent-style-name="PreformattedText" style:family="paragraph">
      <style:text-properties style:font-name="Candara" fo:language="en" fo:country="US"/>
    </style:style>
    <style:style style:name="P117" style:parent-style-name="PreformattedText" style:family="paragraph">
      <style:text-properties style:font-name="Candara" fo:language="en" fo:country="US"/>
    </style:style>
    <style:style style:name="P118" style:parent-style-name="PreformattedText" style:family="paragraph">
      <style:text-properties style:font-name="Candara" fo:language="en" fo:country="US"/>
    </style:style>
    <style:style style:name="TableColumn120" style:family="table-column">
      <style:table-column-properties style:column-width="1.5506in" style:use-optimal-column-width="false"/>
    </style:style>
    <style:style style:name="TableColumn121" style:family="table-column">
      <style:table-column-properties style:column-width="5.8576in" style:use-optimal-column-width="false"/>
    </style:style>
    <style:style style:name="Table119" style:family="table">
      <style:table-properties style:width="7.4083in" fo:margin-left="-0.4708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PreformattedText" style:family="paragraph">
      <style:text-properties style:font-name="Candara" fo:font-weight="bold" style:font-weight-asian="bold" style:font-weight-complex="bold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PreformattedText" style:family="paragraph">
      <style:text-properties style:font-name="Candara"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PreformattedText" style:family="paragraph">
      <style:text-properties style:font-name="Candara"/>
    </style:style>
    <style:style style:name="P130" style:parent-style-name="PreformattedText" style:family="paragraph">
      <style:text-properties style:font-name="Candara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PreformattedText" style:family="paragraph">
      <style:text-properties style:font-name="Candara" fo:color="#000000" fo:language="en" fo:country="US"/>
    </style:style>
    <style:style style:name="P133" style:parent-style-name="HTMLconformatoprevio" style:family="paragraph">
      <style:paragraph-properties fo:background-color="#FFFFFF"/>
    </style:style>
    <style:style style:name="T134" style:parent-style-name="Fuentedepárrafopredeter." style:family="text">
      <style:text-properties style:font-name="Candara" fo:color="#000000" fo:language="en" fo:country="US"/>
    </style:style>
    <style:style style:name="T135" style:parent-style-name="Fuentedepárrafopredeter." style:family="text">
      <style:text-properties fo:color="#000000" fo:language="en" fo:country="US"/>
    </style:style>
    <style:style style:name="P136" style:parent-style-name="HTMLconformatoprevio" style:family="paragraph">
      <style:paragraph-properties fo:background-color="#FFFFFF"/>
      <style:text-properties fo:color="#000000" fo:language="en" fo:country="US"/>
    </style:style>
    <style:style style:name="P137" style:parent-style-name="HTMLconformatoprevio" style:family="paragraph">
      <style:paragraph-properties fo:background-color="#FFFFFF"/>
      <style:text-properties fo:color="#000000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PreformattedText" style:family="paragraph">
      <style:text-properties style:font-name="Candara" fo:language="en" fo:country="US"/>
    </style:style>
    <style:style style:name="P141" style:parent-style-name="PreformattedText" style:family="paragraph">
      <style:text-properties style:font-name="Candara" fo:language="en" fo:country="US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HTMLconformatoprevio" style:family="paragraph">
      <style:paragraph-properties fo:background-color="#FFFFFF"/>
      <style:text-properties fo:color="#000000"/>
    </style:style>
    <style:style style:name="P144" style:parent-style-name="HTMLconformatoprevio" style:family="paragraph">
      <style:paragraph-properties fo:background-color="#FFFFFF"/>
      <style:text-properties fo:color="#000000"/>
    </style:style>
    <style:style style:name="P145" style:parent-style-name="HTMLconformatoprevio" style:family="paragraph">
      <style:paragraph-properties fo:background-color="#FFFFFF"/>
      <style:text-properties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PreformattedText" style:family="paragraph">
      <style:text-properties style:font-name="Candara" fo:language="en" fo:country="US"/>
    </style:style>
    <style:style style:name="P149" style:parent-style-name="PreformattedText" style:family="paragraph">
      <style:text-properties style:font-name="Candara" fo:language="en" fo:country="US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52" style:parent-style-name="PreformattedText" style:family="paragraph">
      <style:text-properties style:font-name="Candara"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PreformattedText" style:family="paragraph">
      <style:text-properties style:font-name="Candara" fo:language="en" fo:country="US"/>
    </style:style>
    <style:style style:name="T156" style:parent-style-name="Fuentedepárrafopredeter." style:family="text">
      <style:text-properties style:font-name="Candara" fo:language="en" fo:country="U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HTMLconformatoprevio" style:family="paragraph">
      <style:paragraph-properties fo:background-color="#FFFFFF"/>
    </style:style>
    <style:style style:name="T159" style:parent-style-name="Fuentedepárrafopredeter." style:family="text">
      <style:text-properties style:font-name="Candara" fo:color="#000000" fo:language="en" fo:country="US"/>
    </style:style>
    <style:style style:name="T160" style:parent-style-name="Fuentedepárrafopredeter." style:family="text">
      <style:text-properties fo:color="#000000" fo:language="en" fo:country="US"/>
    </style:style>
    <style:style style:name="T161" style:parent-style-name="Fuentedepárrafopredeter." style:family="text">
      <style:text-properties fo:color="#000000" fo:language="en" fo:country="US"/>
    </style:style>
    <style:style style:name="P162" style:parent-style-name="HTMLconformatoprevio" style:family="paragraph">
      <style:paragraph-properties fo:background-color="#FFFFFF"/>
    </style:style>
    <style:style style:name="T163" style:parent-style-name="Fuentedepárrafopredeter." style:family="text">
      <style:text-properties fo:color="#000000" fo:language="en" fo:country="US"/>
    </style:style>
    <style:style style:name="T164" style:parent-style-name="Fuentedepárrafopredeter." style:family="text">
      <style:text-properties fo:color="#000000" fo:language="en" fo:country="US"/>
    </style:style>
    <style:style style:name="T165" style:parent-style-name="Fuentedepárrafopredeter." style:family="text">
      <style:text-properties fo:font-weight="bold" style:font-weight-asian="bold" style:font-weight-complex="bold" fo:color="#000080" fo:language="en" fo:country="US"/>
    </style:style>
    <style:style style:name="T166" style:parent-style-name="Fuentedepárrafopredeter." style:family="text">
      <style:text-properties fo:color="#000000" fo:language="en" fo:country="US"/>
    </style:style>
    <style:style style:name="T167" style:parent-style-name="Fuentedepárrafopredeter." style:family="text">
      <style:text-properties fo:color="#000000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PreformattedText" style:family="paragraph">
      <style:text-properties style:font-name="Candara" fo:language="en" fo:country="US"/>
    </style:style>
    <style:style style:name="P171" style:parent-style-name="PreformattedText" style:family="paragraph">
      <style:text-properties style:font-name="Candara" fo:language="en" fo:country="US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74" style:parent-style-name="HTMLconformatoprevio" style:family="paragraph">
      <style:paragraph-properties fo:background-color="#FFFFFF"/>
    </style:style>
    <style:style style:name="T175" style:parent-style-name="Fuentedepárrafopredeter." style:family="text">
      <style:text-properties style:font-name="Candara" fo:color="#000000" fo:language="en" fo:country="US"/>
    </style:style>
    <style:style style:name="T176" style:parent-style-name="Fuentedepárrafopredeter." style:family="text">
      <style:text-properties fo:color="#000000" fo:language="en" fo:country="US"/>
    </style:style>
    <style:style style:name="T177" style:parent-style-name="Fuentedepárrafopredeter." style:family="text">
      <style:text-properties fo:font-style="italic" style:font-style-asian="italic" style:font-style-complex="italic" fo:color="#000000" fo:language="en" fo:country="US"/>
    </style:style>
    <style:style style:name="T178" style:parent-style-name="Fuentedepárrafopredeter." style:family="text">
      <style:text-properties fo:color="#000000" fo:language="en" fo:country="US"/>
    </style:style>
    <style:style style:name="T179" style:parent-style-name="Fuentedepárrafopredeter." style:family="text">
      <style:text-properties fo:color="#000000" fo:language="en" fo:country="US"/>
    </style:style>
    <style:style style:name="T180" style:parent-style-name="Fuentedepárrafopredeter." style:family="text">
      <style:text-properties fo:color="#000000" fo:language="en" fo:country="US"/>
    </style:style>
    <style:style style:name="T181" style:parent-style-name="Fuentedepárrafopredeter." style:family="text">
      <style:text-properties fo:color="#000000" fo:language="en" fo:country="US"/>
    </style:style>
    <style:style style:name="T182" style:parent-style-name="Fuentedepárrafopredeter." style:family="text">
      <style:text-properties fo:color="#000000" fo:language="en" fo:country="US"/>
    </style:style>
    <style:style style:name="TableRow183" style:family="table-row">
      <style:table-row-properties style:min-row-height="0.2027in"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PreformattedText" style:family="paragraph">
      <style:text-properties style:font-name="Candara" fo:language="en" fo:country="US"/>
    </style:style>
    <style:style style:name="T186" style:parent-style-name="Fuentedepárrafopredeter." style:family="text">
      <style:text-properties style:font-name="Candara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HTMLconformatoprevio" style:family="paragraph">
      <style:paragraph-properties fo:background-color="#FFFFFF"/>
      <style:text-properties fo:font-style="italic" style:font-style-asian="italic" style:font-style-complex="italic" fo:color="#808080" fo:language="en" fo:country="US"/>
    </style:style>
    <style:style style:name="P189" style:parent-style-name="HTMLconformatoprevio" style:family="paragraph">
      <style:paragraph-properties fo:background-color="#FFFFFF"/>
      <style:text-properties fo:color="#000000" fo:language="en" fo:country="US"/>
    </style:style>
    <style:style style:name="P190" style:parent-style-name="HTMLconformatoprevio" style:family="paragraph">
      <style:paragraph-properties fo:background-color="#FFFFFF"/>
    </style:style>
    <style:style style:name="T191" style:parent-style-name="Fuentedepárrafopredeter." style:family="text">
      <style:text-properties fo:font-style="italic" style:font-style-asian="italic" style:font-style-complex="italic" fo:color="#808080" fo:language="en" fo:country="US"/>
    </style:style>
    <style:style style:name="T192" style:parent-style-name="Fuentedepárrafopredeter." style:family="text">
      <style:text-properties fo:font-style="italic" style:font-style-asian="italic" style:font-style-complex="italic" fo:color="#808080" fo:language="en" fo:country="US"/>
    </style:style>
    <style:style style:name="T193" style:parent-style-name="Fuentedepárrafopredeter." style:family="text">
      <style:text-properties fo:font-weight="bold" style:font-weight-asian="bold" style:font-weight-complex="bold" fo:color="#660E7A" fo:language="en" fo:country="US"/>
    </style:style>
    <style:style style:name="T194" style:parent-style-name="Fuentedepárrafopredeter." style:family="text">
      <style:text-properties fo:color="#000000" fo:language="en" fo:country="US"/>
    </style:style>
    <style:style style:name="T195" style:parent-style-name="Fuentedepárrafopredeter." style:family="text">
      <style:text-properties fo:font-weight="bold" style:font-weight-asian="bold" style:font-weight-complex="bold" fo:color="#000080" fo:language="en" fo:country="US"/>
    </style:style>
    <style:style style:name="T196" style:parent-style-name="Fuentedepárrafopredeter." style:family="text">
      <style:text-properties fo:color="#000000" fo:language="en" fo:country="US"/>
    </style:style>
    <style:style style:name="T197" style:parent-style-name="Fuentedepárrafopredeter." style:family="text">
      <style:text-properties fo:font-style="italic" style:font-style-asian="italic" style:font-style-complex="italic" fo:color="#000000" fo:language="en" fo:country="US"/>
    </style:style>
    <style:style style:name="T198" style:parent-style-name="Fuentedepárrafopredeter." style:family="text">
      <style:text-properties fo:color="#000000" fo:language="en" fo:country="US"/>
    </style:style>
    <style:style style:name="T19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660E7A" fo:language="en" fo:country="US"/>
    </style:style>
    <style:style style:name="T200" style:parent-style-name="Fuentedepárrafopredeter." style:family="text">
      <style:text-properties fo:color="#000000" fo:language="en" fo:country="US"/>
    </style:style>
    <style:style style:name="T201" style:parent-style-name="Fuentedepárrafopredeter." style:family="text">
      <style:text-properties fo:color="#000000" fo:language="en" fo:country="US"/>
    </style:style>
    <style:style style:name="P202" style:parent-style-name="HTMLconformatoprevio" style:family="paragraph">
      <style:paragraph-properties fo:background-color="#FFFFFF"/>
      <style:text-properties fo:color="#000000" fo:language="en" fo:country="US"/>
    </style:style>
    <style:style style:name="P203" style:parent-style-name="HTMLconformatoprevio" style:family="paragraph">
      <style:paragraph-properties fo:background-color="#FFFFFF"/>
    </style:style>
    <style:style style:name="T204" style:parent-style-name="Fuentedepárrafopredeter." style:family="text">
      <style:text-properties fo:color="#000000"/>
    </style:style>
    <style:style style:name="T205" style:parent-style-name="Fuentedepárrafopredeter." style:family="text">
      <style:text-properties fo:color="#000000" fo:language="en" fo:country="US"/>
    </style:style>
    <style:style style:name="P206" style:parent-style-name="HTMLconformatoprevio" style:family="paragraph">
      <style:paragraph-properties fo:background-color="#FFFFFF"/>
      <style:text-properties fo:color="#000000"/>
    </style:style>
    <style:style style:name="P207" style:parent-style-name="HTMLconformatoprevio" style:family="paragraph">
      <style:paragraph-properties fo:background-color="#FFFFFF"/>
      <style:text-properties fo:color="#000000"/>
    </style:style>
    <style:style style:name="P208" style:parent-style-name="HTMLconformatoprevio" style:family="paragraph">
      <style:paragraph-properties fo:background-color="#FFFFFF"/>
      <style:text-properties fo:color="#000000"/>
    </style:style>
    <style:style style:name="P209" style:parent-style-name="HTMLconformatoprevio" style:family="paragraph">
      <style:paragraph-properties fo:background-color="#FFFFFF"/>
      <style:text-properties fo:color="#000000" fo:language="en" fo:country="US"/>
    </style:style>
    <style:style style:name="P21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PreformattedText" style:family="paragraph">
      <style:text-properties style:font-name="Candara" fo:color="#000000" fo:language="en" fo:country="US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5" style:parent-style-name="PreformattedText" style:family="paragraph">
      <style:text-properties style:font-name="Candara" fo:color="#000000" fo:language="en" fo:country="US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PreformattedText" style:family="paragraph">
      <style:text-properties style:font-name="Candara"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0" style:parent-style-name="PreformattedText" style:family="paragraph">
      <style:text-properties style:font-name="Candara" fo:color="#000000" fo:language="en" fo:country="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PreformattedText" style:family="paragraph">
      <style:text-properties style:font-name="Candara" fo:color="#000000" fo:language="en" fo:country="US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5" style:parent-style-name="PreformattedText" style:family="paragraph">
      <style:text-properties style:font-name="Candara" fo:color="#000000" fo:language="en" fo:country="US"/>
    </style:style>
    <style:style style:name="P226" style:parent-style-name="PreformattedText" style:family="paragraph">
      <style:text-properties style:font-name="Candara" fo:color="#000000"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PreformattedText" style:family="paragraph">
      <style:text-properties style:font-name="Candara" fo:language="en" fo:country="US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PreformattedText" style:family="paragraph">
      <style:text-properties style:font-name="Candara" fo:color="#000000" fo:language="en" fo:country="U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PreformattedText" style:family="paragraph">
      <style:text-properties style:font-name="Candara" fo:color="#000000" fo:language="en" fo:country="U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PreformattedText" style:family="paragraph">
      <style:text-properties style:font-name="Candara" fo:color="#000000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1" style:parent-style-name="PreformattedText" style:family="paragraph">
      <style:text-properties style:font-name="Candara"/>
    </style:style>
    <style:style style:name="P242" style:parent-style-name="PreformattedText" style:family="paragraph">
      <style:text-properties style:font-name="Candara"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PreformattedText" style:family="paragraph">
      <style:text-properties style:font-name="Candara" fo:color="#000000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7" style:parent-style-name="PreformattedText" style:family="paragraph">
      <style:text-properties style:font-name="Candara" fo:color="#000000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PreformattedText" style:family="paragraph">
      <style:text-properties style:font-name="Candara"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7" style:parent-style-name="PreformattedText" style:family="paragraph">
      <style:text-properties style:font-name="Candara" fo:color="#000000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2" style:parent-style-name="PreformattedText" style:family="paragraph">
      <style:text-properties style:font-name="Candara" fo:color="#000000"/>
    </style:style>
    <style:style style:name="P263" style:parent-style-name="PreformattedText" style:family="paragraph">
      <style:text-properties style:font-name="Candara"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8" style:parent-style-name="PreformattedText" style:family="paragraph">
      <style:text-properties style:font-name="Candara" fo:color="#000000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3" style:parent-style-name="PreformattedText" style:family="paragraph">
      <style:text-properties style:font-name="Candara" fo:color="#000000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8" style:parent-style-name="PreformattedText" style:family="paragraph">
      <style:text-properties style:font-name="Candara" fo:color="#000000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PreformattedText" style:family="paragraph">
      <style:text-properties style:font-name="Candara" fo:color="#000000"/>
    </style:style>
    <style:style style:name="P284" style:parent-style-name="PreformattedText" style:family="paragraph">
      <style:text-properties style:font-name="Candara" fo:color="#000000"/>
    </style:style>
    <style:style style:name="P285" style:parent-style-name="Standard" style:family="paragraph">
      <style:text-properties style:font-name="Candara" fo:font-size="10pt" style:font-size-asian="10pt" style:font-size-complex="10pt"/>
    </style:style>
    <style:style style:name="P286" style:parent-style-name="PreformattedText" style:family="paragraph">
      <style:text-properties style:font-name="Candara"/>
    </style:style>
    <style:style style:name="P287" style:parent-style-name="PreformattedText" style:family="paragraph">
      <style:text-properties style:font-name="Candara"/>
    </style:style>
    <style:style style:name="P288" style:parent-style-name="PreformattedText" style:family="paragraph">
      <style:text-properties style:font-name="Candara"/>
    </style:style>
    <style:style style:name="P289" style:parent-style-name="PreformattedText" style:family="paragraph">
      <style:text-properties style:font-name="Candara"/>
    </style:style>
    <style:style style:name="P290" style:parent-style-name="PreformattedText" style:family="paragraph">
      <style:text-properties style:font-name="Candara"/>
    </style:style>
    <style:style style:name="P291" style:parent-style-name="PreformattedText" style:family="paragraph">
      <style:text-properties style:font-name="Candara"/>
    </style:style>
    <style:style style:name="P292" style:parent-style-name="PreformattedText" style:family="paragraph">
      <style:text-properties style:font-name="Candara"/>
    </style:style>
    <style:style style:name="TableColumn294" style:family="table-column">
      <style:table-column-properties style:column-width="2.8333in" style:use-optimal-column-width="false"/>
    </style:style>
    <style:style style:name="TableColumn295" style:family="table-column">
      <style:table-column-properties style:column-width="4.575in" style:use-optimal-column-width="false"/>
    </style:style>
    <style:style style:name="Table293" style:family="table">
      <style:table-properties style:width="7.4083in" fo:margin-left="-0.4708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PreformattedText" style:family="paragraph">
      <style:text-properties style:font-name="Candara" fo:font-weight="bold" style:font-weight-asian="bold" style:font-weight-complex="bold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PreformattedText" style:family="paragraph">
      <style:text-properties style:font-name="Candara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PreformattedText" style:family="paragraph">
      <style:text-properties style:font-name="Candara" fo:color="#000000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PreformattedText" style:family="paragraph">
      <style:text-properties style:font-name="Candara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PreformattedText" style:family="paragraph">
      <style:text-properties style:font-name="Candara" fo:color="#000000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3" style:parent-style-name="PreformattedText" style:family="paragraph">
      <style:text-properties style:font-name="Candara" fo:color="#000000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5" style:parent-style-name="PreformattedText" style:family="paragraph">
      <style:text-properties style:font-name="Candara" fo:color="#000000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PreformattedText" style:family="paragraph">
      <style:text-properties style:font-name="Candara" fo:color="#000000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0" style:parent-style-name="PreformattedText" style:family="paragraph">
      <style:text-properties style:font-name="Candara" fo:color="#000000"/>
    </style:style>
    <style:style style:name="TableRow321" style:family="table-row">
      <style:table-row-properties style:min-row-height="0.2027in" style:use-optimal-row-height="false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PreformattedText" style:family="paragraph">
      <style:text-properties style:font-name="Candara" fo:color="#000000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5" style:parent-style-name="PreformattedText" style:family="paragraph">
      <style:paragraph-properties fo:margin-right="-0.1576in"/>
      <style:text-properties style:font-name="Candara" fo:color="#000000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8" style:parent-style-name="PreformattedText" style:family="paragraph">
      <style:text-properties style:font-name="Candara" fo:color="#000000"/>
    </style:style>
    <style:style style:name="TableCell3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PreformattedText" style:family="paragraph">
      <style:text-properties style:font-name="Candara" fo:color="#000000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3" style:parent-style-name="PreformattedText" style:family="paragraph">
      <style:text-properties style:font-name="Candara"/>
    </style:style>
    <style:style style:name="TableCell3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5" style:parent-style-name="PreformattedText" style:family="paragraph">
      <style:text-properties style:font-name="Candara" fo:color="#000000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PreformattedText" style:family="paragraph">
      <style:text-properties style:font-name="Candara" fo:color="#000000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text-properties style:font-name="Candara" fo:color="#A31515" fo:font-size="10pt" style:font-size-asian="10pt" style:font-size-complex="10pt" fo:background-color="#FFFFFF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5" style:parent-style-name="PreformattedText" style:family="paragraph">
      <style:text-properties style:font-name="Candara" fo:color="#000000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0" style:parent-style-name="PreformattedText" style:family="paragraph">
      <style:text-properties style:font-name="Candara" fo:color="#000000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5" style:parent-style-name="PreformattedText" style:family="paragraph">
      <style:text-properties style:font-name="Candara" fo:color="#000000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text-properties style:font-name="Candara" style:font-name-complex="Liberation Mono" fo:color="#A31515" fo:font-size="10pt" style:font-size-asian="10pt" style:font-size-complex="10pt" fo:background-color="#FFFFFF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P371" style:parent-style-name="Standard" style:family="paragraph">
      <style:text-properties style:font-name="Candara" fo:font-size="10pt" style:font-size-asian="10pt" style:font-size-complex="10pt"/>
    </style:style>
    <style:style style:name="P372" style:parent-style-name="PreformattedText" style:family="paragraph">
      <style:text-properties style:font-name="Candara"/>
    </style:style>
    <style:style style:name="P373" style:parent-style-name="PreformattedText" style:family="paragraph">
      <style:text-properties style:font-name="Candara"/>
    </style:style>
    <style:style style:name="P374" style:parent-style-name="PreformattedText" style:family="paragraph">
      <style:text-properties style:font-name="Candara" fo:font-weight="bold" style:font-weight-asian="bold" style:font-weight-complex="bold"/>
    </style:style>
    <style:style style:name="P375" style:parent-style-name="PreformattedText" style:family="paragraph">
      <style:text-properties style:font-name="Candara"/>
    </style:style>
    <style:style style:name="T376" style:parent-style-name="Fuentedepárrafopredeter." style:family="text">
      <style:text-properties style:font-name="Candara" fo:language="en" fo:country="US"/>
    </style:style>
    <style:style style:name="T377" style:parent-style-name="Fuentedepárrafopredeter." style:family="text">
      <style:text-properties style:font-name="Arial" style:font-name-complex="Arial" fo:language="en" fo:country="US"/>
    </style:style>
    <style:style style:name="T378" style:parent-style-name="Fuentedepárrafopredeter." style:family="text">
      <style:text-properties style:font-name="Candara" fo:language="en" fo:country="US"/>
    </style:style>
    <style:style style:name="T379" style:parent-style-name="Fuentedepárrafopredeter." style:family="text">
      <style:text-properties style:font-name="Arial" style:font-name-complex="Arial" fo:language="en" fo:country="US"/>
    </style:style>
    <style:style style:name="T380" style:parent-style-name="Fuentedepárrafopredeter." style:family="text">
      <style:text-properties style:font-name="Candara" fo:language="en" fo:country="US"/>
    </style:style>
    <style:style style:name="T381" style:parent-style-name="Fuentedepárrafopredeter." style:family="text">
      <style:text-properties style:font-name="Arial" style:font-name-complex="Arial" fo:language="en" fo:country="US"/>
    </style:style>
    <style:style style:name="T382" style:parent-style-name="Fuentedepárrafopredeter." style:family="text">
      <style:text-properties style:font-name="Candara" fo:language="en" fo:country="US"/>
    </style:style>
    <style:style style:name="P383" style:parent-style-name="PreformattedText" style:family="paragraph">
      <style:text-properties style:font-name="Candara" fo:language="en" fo:country="US"/>
    </style:style>
    <style:style style:name="T384" style:parent-style-name="Fuentedepárrafopredeter." style:family="text">
      <style:text-properties style:font-name="Candara" fo:language="en" fo:country="US"/>
    </style:style>
    <style:style style:name="T385" style:parent-style-name="Fuentedepárrafopredeter." style:family="text">
      <style:text-properties style:font-name="Candara" fo:language="en" fo:country="US"/>
    </style:style>
    <style:style style:name="T386" style:parent-style-name="Fuentedepárrafopredeter." style:family="text">
      <style:text-properties style:font-name="Arial" style:font-name-complex="Arial" fo:language="en" fo:country="US"/>
    </style:style>
    <style:style style:name="T387" style:parent-style-name="Fuentedepárrafopredeter." style:family="text">
      <style:text-properties style:font-name="Candara" fo:language="en" fo:country="US"/>
    </style:style>
    <style:style style:name="P388" style:parent-style-name="PreformattedText" style:family="paragraph">
      <style:text-properties style:font-name="Candara" fo:language="en" fo:country="US"/>
    </style:style>
    <style:style style:name="T389" style:parent-style-name="Fuentedepárrafopredeter." style:family="text">
      <style:text-properties style:font-name="Candara"/>
    </style:style>
    <style:style style:name="T390" style:parent-style-name="Fuentedepárrafopredeter." style:family="text">
      <style:text-properties style:font-name="Arial" style:font-name-complex="Arial"/>
    </style:style>
    <style:style style:name="T391" style:parent-style-name="Fuentedepárrafopredeter." style:family="text">
      <style:text-properties style:font-name="Candara"/>
    </style:style>
    <style:style style:name="T392" style:parent-style-name="Fuentedepárrafopredeter." style:family="text">
      <style:text-properties style:font-name="Candara" fo:language="en" fo:country="US"/>
    </style:style>
    <style:style style:name="P393" style:parent-style-name="PreformattedText" style:family="paragraph">
      <style:text-properties style:font-name="Candara" fo:language="en" fo:country="US"/>
    </style:style>
    <style:style style:name="T394" style:parent-style-name="Fuentedepárrafopredeter." style:family="text">
      <style:text-properties style:font-name="Candara" fo:language="en" fo:country="US"/>
    </style:style>
    <style:style style:name="T395" style:parent-style-name="Fuentedepárrafopredeter." style:family="text">
      <style:text-properties style:font-name="Arial" style:font-name-complex="Arial" fo:language="en" fo:country="US"/>
    </style:style>
    <style:style style:name="T396" style:parent-style-name="Fuentedepárrafopredeter." style:family="text">
      <style:text-properties style:font-name="Candara" fo:language="en" fo:country="US"/>
    </style:style>
    <style:style style:name="T397" style:parent-style-name="Fuentedepárrafopredeter." style:family="text">
      <style:text-properties style:font-name="Arial" style:font-name-complex="Arial" fo:language="en" fo:country="US"/>
    </style:style>
    <style:style style:name="T398" style:parent-style-name="Fuentedepárrafopredeter." style:family="text">
      <style:text-properties style:font-name="Candara" fo:language="en" fo:country="US"/>
    </style:style>
    <style:style style:name="T399" style:parent-style-name="Fuentedepárrafopredeter." style:family="text">
      <style:text-properties style:font-name="Arial" style:font-name-complex="Arial" fo:language="en" fo:country="US"/>
    </style:style>
    <style:style style:name="T400" style:parent-style-name="Fuentedepárrafopredeter." style:family="text">
      <style:text-properties style:font-name="Candara" fo:language="en" fo:country="US"/>
    </style:style>
    <style:style style:name="T401" style:parent-style-name="Fuentedepárrafopredeter." style:family="text">
      <style:text-properties style:font-name="Arial" style:font-name-complex="Arial" fo:language="en" fo:country="US"/>
    </style:style>
    <style:style style:name="T402" style:parent-style-name="Fuentedepárrafopredeter." style:family="text">
      <style:text-properties style:font-name="Candara" fo:language="en" fo:country="US"/>
    </style:style>
    <style:style style:name="T403" style:parent-style-name="Fuentedepárrafopredeter." style:family="text">
      <style:text-properties style:font-name="Arial" style:font-name-complex="Arial" fo:language="en" fo:country="US"/>
    </style:style>
    <style:style style:name="T404" style:parent-style-name="Fuentedepárrafopredeter." style:family="text">
      <style:text-properties style:font-name="Candara" fo:language="en" fo:country="US"/>
    </style:style>
    <style:style style:name="T405" style:parent-style-name="Fuentedepárrafopredeter." style:family="text">
      <style:text-properties style:font-name="Candara" fo:language="en" fo:country="US"/>
    </style:style>
    <style:style style:name="T406" style:parent-style-name="Fuentedepárrafopredeter." style:family="text">
      <style:text-properties style:font-name="Candara" fo:language="en" fo:country="US"/>
    </style:style>
    <style:style style:name="T407" style:parent-style-name="Fuentedepárrafopredeter." style:family="text">
      <style:text-properties style:font-name="Arial" style:font-name-complex="Arial" fo:language="en" fo:country="US"/>
    </style:style>
    <style:style style:name="T408" style:parent-style-name="Fuentedepárrafopredeter." style:family="text">
      <style:text-properties style:font-name="Candara" fo:language="en" fo:country="US"/>
    </style:style>
    <style:style style:name="T409" style:parent-style-name="Fuentedepárrafopredeter." style:family="text">
      <style:text-properties style:font-name="Arial" style:font-name-complex="Arial" fo:language="en" fo:country="US"/>
    </style:style>
    <style:style style:name="T410" style:parent-style-name="Fuentedepárrafopredeter." style:family="text">
      <style:text-properties style:font-name="Candara" fo:language="en" fo:country="US"/>
    </style:style>
    <style:style style:name="T411" style:parent-style-name="Fuentedepárrafopredeter." style:family="text">
      <style:text-properties style:font-name="Candara" fo:language="en" fo:country="US"/>
    </style:style>
    <style:style style:name="T412" style:parent-style-name="Fuentedepárrafopredeter." style:family="text">
      <style:text-properties style:font-name="Arial" style:font-name-complex="Arial" fo:language="en" fo:country="US"/>
    </style:style>
    <style:style style:name="T413" style:parent-style-name="Fuentedepárrafopredeter." style:family="text">
      <style:text-properties style:font-name="Candara" fo:language="en" fo:country="US"/>
    </style:style>
    <style:style style:name="P414" style:parent-style-name="PreformattedText" style:family="paragraph">
      <style:text-properties style:font-name="Candara" fo:language="en" fo:country="US"/>
    </style:style>
    <style:style style:name="T415" style:parent-style-name="Fuentedepárrafopredeter." style:family="text">
      <style:text-properties style:font-name="Candara"/>
    </style:style>
    <style:style style:name="T416" style:parent-style-name="Fuentedepárrafopredeter." style:family="text">
      <style:text-properties style:font-name="Arial" style:font-name-complex="Arial"/>
    </style:style>
    <style:style style:name="T417" style:parent-style-name="Fuentedepárrafopredeter." style:family="text">
      <style:text-properties style:font-name="Candara"/>
    </style:style>
    <style:style style:name="P418" style:parent-style-name="PreformattedText" style:family="paragraph">
      <style:text-properties style:font-name="Candara"/>
    </style:style>
    <style:style style:name="T419" style:parent-style-name="Fuentedepárrafopredeter." style:family="text">
      <style:text-properties style:font-name="Candara"/>
    </style:style>
    <style:style style:name="T420" style:parent-style-name="Fuentedepárrafopredeter." style:family="text">
      <style:text-properties style:font-name="Arial" style:font-name-complex="Arial"/>
    </style:style>
    <style:style style:name="T421" style:parent-style-name="Fuentedepárrafopredeter." style:family="text">
      <style:text-properties style:font-name="Candara"/>
    </style:style>
    <style:style style:name="P422" style:parent-style-name="PreformattedText" style:family="paragraph">
      <style:text-properties style:font-name="Candara"/>
    </style:style>
    <style:style style:name="P423" style:parent-style-name="PreformattedText" style:family="paragraph">
      <style:text-properties style:font-name="Candara"/>
    </style:style>
    <style:style style:name="P424" style:parent-style-name="PreformattedText" style:family="paragraph">
      <style:text-properties style:font-name="Candara"/>
    </style:style>
    <style:style style:name="P425" style:parent-style-name="PreformattedText" style:family="paragraph">
      <style:text-properties style:font-name="Candara"/>
    </style:style>
    <style:style style:name="P426" style:parent-style-name="PreformattedText" style:family="paragraph">
      <style:text-properties style:font-name="Candara"/>
    </style:style>
    <style:style style:name="P427" style:parent-style-name="PreformattedText" style:family="paragraph">
      <style:text-properties style:font-name="Candara"/>
    </style:style>
    <style:style style:name="T428" style:parent-style-name="Fuentedepárrafopredeter." style:family="text">
      <style:text-properties style:font-name="Candara"/>
    </style:style>
    <style:style style:name="T429" style:parent-style-name="Fuentedepárrafopredeter." style:family="text">
      <style:text-properties style:font-name="Candara" fo:language="en" fo:country="US"/>
    </style:style>
    <style:style style:name="T430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31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32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33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34" style:parent-style-name="SourceText" style:family="text">
      <style:text-properties style:font-name="Candara" fo:font-style="italic" style:font-style-asian="italic" style:font-style-complex="italic"/>
    </style:style>
    <style:style style:name="T435" style:parent-style-name="SourceText" style:family="text">
      <style:text-properties style:font-name="Candara" fo:font-style="italic" style:font-style-asian="italic" style:font-style-complex="italic"/>
    </style:style>
    <style:style style:name="P436" style:parent-style-name="PreformattedText" style:family="paragraph">
      <style:paragraph-properties fo:margin-bottom="0.1965in"/>
    </style:style>
    <style:style style:name="T437" style:parent-style-name="SourceText" style:family="text">
      <style:text-properties style:font-name="Candara" fo:font-style="italic" style:font-style-asian="italic" style:font-style-complex="italic"/>
    </style:style>
    <style:style style:name="P438" style:parent-style-name="PreformattedText" style:family="paragraph">
      <style:text-properties style:font-name="Candara"/>
    </style:style>
    <style:style style:name="T439" style:parent-style-name="Fuentedepárrafopredeter." style:family="text">
      <style:text-properties style:font-name="Candara"/>
    </style:style>
    <style:style style:name="T440" style:parent-style-name="Fuentedepárrafopredeter." style:family="text">
      <style:text-properties style:font-name="Candara" fo:language="en" fo:country="US"/>
    </style:style>
    <style:style style:name="T441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42" style:parent-style-name="SourceText" style:family="text">
      <style:text-properties style:font-name="Candara" fo:font-style="italic" style:font-style-asian="italic" style:font-style-complex="italic" fo:language="en" fo:country="US"/>
    </style:style>
    <style:style style:name="T443" style:parent-style-name="SourceText" style:family="text">
      <style:text-properties style:font-name="Candara" fo:font-style="italic" style:font-style-asian="italic" style:font-style-complex="italic"/>
    </style:style>
    <style:style style:name="T444" style:parent-style-name="SourceText" style:family="text">
      <style:text-properties style:font-name="Candara" fo:font-style="italic" style:font-style-asian="italic" style:font-style-complex="italic"/>
    </style:style>
    <style:style style:name="T445" style:parent-style-name="SourceText" style:family="text">
      <style:text-properties style:font-name="Candara" fo:font-style="italic" style:font-style-asian="italic" style:font-style-complex="italic"/>
    </style:style>
    <style:style style:name="T446" style:parent-style-name="SourceText" style:family="text">
      <style:text-properties style:font-name="Candara" fo:font-style="italic" style:font-style-asian="italic" style:font-style-complex="italic"/>
    </style:style>
    <style:style style:name="P447" style:parent-style-name="PreformattedText" style:family="paragraph">
      <style:paragraph-properties fo:margin-bottom="0.1965in"/>
    </style:style>
    <style:style style:name="T448" style:parent-style-name="SourceText" style:family="text">
      <style:text-properties style:font-name="Candara" fo:font-style="italic" style:font-style-asian="italic" style:font-style-complex="italic"/>
    </style:style>
    <style:style style:name="P449" style:parent-style-name="PreformattedText" style:family="paragraph">
      <style:text-properties style:font-name="Candara"/>
    </style:style>
    <style:style style:name="P450" style:parent-style-name="PreformattedText" style:family="paragraph">
      <style:text-properties style:font-name="Candar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NDROID STUDIO<text:s/>(JAVA)</text:p>
          </table:table-cell>
          <table:table-cell>
            <text:p text:style-name="P6"/>
          </table:table-cell>
        </table:table-row>
        <table:table-row table:style-name="TableRow7">
          <table:table-cell table:style-name="TableCell8">
            <text:p text:style-name="P9">ejercicio</text:p>
          </table:table-cell>
          <table:table-cell table:style-name="TableCell10">
            <text:p text:style-name="P11">tema</text:p>
          </table:table-cell>
        </table:table-row>
        <table:table-row table:style-name="TableRow12">
          <table:table-cell table:style-name="TableCell13">
            <text:p text:style-name="PreformattedText"><text:span text:style-name="T14">/u</text:span><text:span text:style-name="T15">2</text:span><text:span text:style-name="T16">/</text:span><text:span text:style-name="T17">…/</text:span><text:span text:style-name="T18">rittz</text:span></text:p>
            <text:p text:style-name="P19">/PROPINATOR/</text:p>
          </table:table-cell>
          <table:table-cell table:style-name="TableCell20">
            <text:p text:style-name="P21">Numeric Button handler(:45)</text:p>
            <text:p text:style-name="P22">numérico, botón handler(:45)</text:p>
          </table:table-cell>
        </table:table-row>
        <table:table-row table:style-name="TableRow23">
          <table:table-cell table:style-name="TableCell24">
            <text:p text:style-name="P25">/u2/…/rittz</text:p>
            <text:p text:style-name="P26">/ROCKPAPERSCISSORS/</text:p>
          </table:table-cell>
          <table:table-cell table:style-name="TableCell27">
            <text:p text:style-name="P28">trigger<text:s/>Restart Actions disparador de reseteo (:66)</text:p>
            <text:p text:style-name="P29">alert confirm alert dialog builder (:79)<text:s/></text:p>
            <text:p text:style-name="P30">enum selection selección (:26)</text:p>
            <text:p text:style-name="P31">handler manejador ( rockPaperScissorsHandler Piedra papel (:127)</text:p>
            <text:p text:style-name="P32"><text:span text:style-name="T33">assigning Selection by user selección usuario Selection (:157)</text:span></text:p>
          </table:table-cell>
        </table:table-row>
        <table:table-row table:style-name="TableRow34">
          <table:table-cell table:style-name="TableCell35">
            <text:p text:style-name="P36">/u2/…/rittz</text:p>
            <text:p text:style-name="PreformattedText"><text:span text:style-name="T37">/CITAS/</text:span></text:p>
          </table:table-cell>
          <table:table-cell table:style-name="TableCell38">
            <text:p text:style-name="P39">Calendar calendario instance (:53)<text:s/></text:p>
            <text:p text:style-name="P40">date picker datePicker fecha (:63)<text:s/></text:p>
            <text:p text:style-name="P41">onDateSet date set (:68)<text:s/></text:p>
            <text:p text:style-name="P42"><text:span text:style-name="T43">timePickerDialog time picker dialog<text:s/></text:span><text:span text:style-name="T44">(:99)</text:span><text:span text:style-name="T45"><text:line-break/></text:span><text:span text:style-name="T46">alert dialog builder alerta (:137)</text:span></text:p>
            <text:p text:style-name="P47"><text:span text:style-name="T48">myFragment fragment (:189)</text:span></text:p>
          </table:table-cell>
        </table:table-row>
        <table:table-row table:style-name="TableRow49">
          <table:table-cell table:style-name="TableCell50">
            <text:p text:style-name="P51">/u2/…/rittz</text:p>
            <text:p text:style-name="P52">/NAME COLORS/</text:p>
          </table:table-cell>
          <table:table-cell table:style-name="TableCell53">
            <text:p text:style-name="P54">setOnSeekBarChangeListener(:77)</text:p>
            <text:p text:style-name="P55">onProgressChanged (:79)</text:p>
            <text:p text:style-name="P56">onStartTrackingTouch seekbar(:72)</text:p>
          </table:table-cell>
        </table:table-row>
        <table:table-row table:style-name="TableRow57">
          <table:table-cell table:style-name="TableCell58">
            <text:p text:style-name="P59">/u2/…/rittz</text:p>
            <text:p text:style-name="PreformattedText"><text:span text:style-name="T60">/FIBONACCI LAUNCHER/</text:span></text:p>
          </table:table-cell>
          <table:table-cell table:style-name="TableCell61">
            <text:p text:style-name="P62">ActivityResultLauncher laucher (:36)</text:p>
            <text:p text:style-name="P63">Intent.getStringExtra (ACTIVITY_2<text:s/>:23)</text:p>
            <text:p text:style-name="P64">putExtra(ACTIVITY_2<text:s/>:39)</text:p>
          </table:table-cell>
        </table:table-row>
        <table:table-row table:style-name="TableRow65">
          <table:table-cell table:style-name="TableCell66">
            <text:p text:style-name="P67">/u2/…/rittz</text:p>
            <text:p text:style-name="PreformattedText"><text:span text:style-name="T68">/ICE CREAM/</text:span></text:p>
          </table:table-cell>
          <table:table-cell table:style-name="TableCell69">
            <text:p text:style-name="P70">Container containersList<text:s/>(:30)<text:line-break/>ArrayAdapter&lt;Container&gt; (:35)</text:p>
            <text:p text:style-name="P71"><text:span text:style-name="T72">crear</text:span><text:span text:style-name="T73"><text:s/></text:span><text:span text:style-name="T74">spinnerContainer</text:span><text:span text:style-name="T75"><text:s/>(:29)</text:span></text:p>
          </table:table-cell>
        </table:table-row>
        <table:table-row table:style-name="TableRow76">
          <table:table-cell table:style-name="TableCell77">
            <text:p text:style-name="P78">/u3/…/rittz</text:p>
            <text:p text:style-name="P79">/IMPLICIT INTENTS/</text:p>
          </table:table-cell>
          <table:table-cell table:style-name="TableCell80">
            <text:p text:style-name="P81"><text:span text:style-name="T82">Implicit intents<text:s/></text:span><text:span text:style-name="T83">.setData (:43)</text:span></text:p>
            <text:p text:style-name="P84">ACTION_DIAL , DIAL_OUT (:34)</text:p>
            <text:p text:style-name="P85"/>
          </table:table-cell>
        </table:table-row>
        <table:table-row table:style-name="TableRow86">
          <table:table-cell table:style-name="TableCell87">
            <text:p text:style-name="P88">/u3/…/rittz</text:p>
            <text:p text:style-name="P89">/LETTER ANALYSIS/</text:p>
          </table:table-cell>
          <table:table-cell table:style-name="TableCell90">
            <text:p text:style-name="P91">ActivityResultLauncher (:33)</text:p>
            <text:p text:style-name="P92"/>
            <text:p text:style-name="P93"/>
          </table:table-cell>
        </table:table-row>
        <table:table-row table:style-name="TableRow94">
          <table:table-cell table:style-name="TableCell95">
            <text:p text:style-name="P96">/u3/…/rittz</text:p>
            <text:p text:style-name="P97">/LETTER ANALYSIS/</text:p>
          </table:table-cell>
          <table:table-cell table:style-name="TableCell98">
            <text:p text:style-name="P99">setMax</text:p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Serializable (ACTIVITY 2 :24)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LOCALIZACIÓN</text:p>
          </table:table-cell>
          <table:table-cell table:style-name="TableCell125">
            <text:p text:style-name="P126">FUNCIONES ÚTILES / COPIA PEGA<text:s/></text:p>
          </table:table-cell>
        </table:table-row>
        <table:table-row table:style-name="TableRow127">
          <table:table-cell table:style-name="TableCell128">
            <text:p text:style-name="P129">/u2//rittz</text:p>
            <text:p text:style-name="P130">/CALCULATOR/</text:p>
          </table:table-cell>
          <table:table-cell table:style-name="TableCell131">
            <text:p text:style-name="P132">.isChecked() (:42)</text:p>
            <text:p text:style-name="P133"><text:span text:style-name="T134">.</text:span><text:span text:style-name="T135">putExtra (:52)</text:span></text:p>
            <text:p text:style-name="P136">.setChecked() (:32)</text:p>
            <text:p text:style-name="P137">USO DE getString del R.string string.xml(:43)</text:p>
          </table:table-cell>
        </table:table-row>
        <table:table-row table:style-name="TableRow138">
          <table:table-cell table:style-name="TableCell139">
            <text:p text:style-name="P140">/u2/…/rittz</text:p>
            <text:p text:style-name="P141">/FIBONACCI LAUNCHER/</text:p>
          </table:table-cell>
          <table:table-cell table:style-name="TableCell142">
            <text:p text:style-name="P143">getIntExtra (:41)</text:p>
            <text:p text:style-name="P144">getData (:40)</text:p>
            <text:p text:style-name="P145">toast (:47)</text:p>
          </table:table-cell>
        </table:table-row>
        <table:table-row table:style-name="TableRow146">
          <table:table-cell table:style-name="TableCell147">
            <text:p text:style-name="P148">/u2/…/rittz</text:p>
            <text:p text:style-name="P149">/ROCKPAPERSCISSORS/</text:p>
          </table:table-cell>
          <table:table-cell table:style-name="TableCell150">
            <text:p text:style-name="P151">Switch (:32)</text:p>
            <text:p text:style-name="P152"/>
          </table:table-cell>
        </table:table-row>
        <table:table-row table:style-name="TableRow153">
          <table:table-cell table:style-name="TableCell154">
            <text:p text:style-name="P155">/u3/…/rittz</text:p>
            <text:p text:style-name="PreformattedText"><text:span text:style-name="T156">/LANZADOR ACTIVITY</text:span></text:p>
          </table:table-cell>
          <table:table-cell table:style-name="TableCell157">
            <text:p text:style-name="P158"><text:span text:style-name="T159">Cast a textview<text:s/></text:span><text:span text:style-name="T160">(TextView)<text:s/></text:span><text:span text:style-name="T161">(SECOND_ACTIVITY :20)</text:span></text:p>
            <text:p text:style-name="P162"><text:span text:style-name="T163">ButtonLaunch,<text:s/></text:span><text:span text:style-name="T164">Intent i =<text:s/></text:span><text:span text:style-name="T165">new<text:s/></text:span><text:span text:style-name="T166">Intent(</text:span><text:span text:style-name="T167">etc<text:s/></text:span></text:p>
          </table:table-cell>
        </table:table-row>
        <text:soft-page-break/>
        <table:table-row table:style-name="TableRow168">
          <table:table-cell table:style-name="TableCell169">
            <text:p text:style-name="P170">/u3/…/rittz</text:p>
            <text:p text:style-name="P171">/LETTERANALYSIS/<text:s/></text:p>
          </table:table-cell>
          <table:table-cell table:style-name="TableCell172">
            <text:p text:style-name="P173">//Activity 2</text:p>
            <text:p text:style-name="P174"><text:span text:style-name="T175">Map ,<text:s/></text:span><text:span text:style-name="T176">containsKey,<text:s/></text:span><text:span text:style-name="T177">isAlphabetic,<text:s/></text:span><text:span text:style-name="T178">containsKey, put, Map.Entry</text:span><text:span text:style-name="T179">,<text:s/></text:span><text:span text:style-name="T180">compareTo</text:span><text:span text:style-name="T181">, sort,<text:s/></text:span><text:span text:style-name="T182">getKey</text:span></text:p>
          </table:table-cell>
        </table:table-row>
        <table:table-row table:style-name="TableRow183">
          <table:table-cell table:style-name="TableCell184">
            <text:p text:style-name="P185">/u3/…/rittz</text:p>
            <text:p text:style-name="PreformattedText"><text:span text:style-name="T186">/LETTERANALYSIS/<text:s/></text:span></text:p>
          </table:table-cell>
          <table:table-cell table:style-name="TableCell187">
            <text:p text:style-name="P188">//defining range of seekBar objects<text:s/></text:p>
            <text:p text:style-name="P189">setMax<text:s/>(MAIN)</text:p>
            <text:p text:style-name="P190"><text:span text:style-name="T191">//setting random color</text:span><text:span text:style-name="T192"><text:line-break/></text:span><text:span text:style-name="T193">seekBarRed</text:span><text:span text:style-name="T194">.setProgress((</text:span><text:span text:style-name="T195">int</text:span><text:span text:style-name="T196">)(Math.</text:span><text:span text:style-name="T197">random</text:span><text:span text:style-name="T198">() *<text:s/></text:span><text:span text:style-name="T199">MAX_RGB_VALUE</text:span><text:span text:style-name="T200">));</text:span><text:span text:style-name="T201">(MAIN)</text:span></text:p>
            <text:p text:style-name="P202"/>
            <text:p text:style-name="P203"><text:span text:style-name="T204">getProgress<text:s/></text:span><text:span text:style-name="T205">(MAIN)</text:span></text:p>
            <text:p text:style-name="P206"/>
            <text:p text:style-name="P207">getSerializableExtra (ACTIVITY 2)</text:p>
            <text:p text:style-name="P208"/>
            <text:p text:style-name="P209"/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Argc, argv[]</text:p>
          </table:table-cell>
          <table:table-cell table:style-name="TableCell240">
            <text:p text:style-name="P241">Practicas/u1/calculadorargv.c</text:p>
            <text:p text:style-name="P242">Practicas/u1/md5.c/md5crack.c</text:p>
          </table:table-cell>
        </table:table-row>
        <table:table-row table:style-name="TableRow243">
          <table:table-cell table:style-name="TableCell244">
            <text:p text:style-name="P245">clock</text:p>
          </table:table-cell>
          <table:table-cell table:style-name="TableCell246">
            <text:p text:style-name="P247">Practicas/u1/md5.c/md5crackclock.c</text:p>
          </table:table-cell>
        </table:table-row>
        <table:table-row table:style-name="TableRow248">
          <table:table-cell table:style-name="TableCell249">
            <text:p text:style-name="P250">wait</text:p>
          </table:table-cell>
          <table:table-cell table:style-name="TableCell251">
            <text:p text:style-name="P252">Practicas/u1/md5.c/md5forks.c</text:p>
          </table:table-cell>
        </table:table-row>
        <table:table-row table:style-name="TableRow253">
          <table:table-cell table:style-name="TableCell254">
            <text:p text:style-name="P255">isalpha</text:p>
          </table:table-cell>
          <table:table-cell table:style-name="TableCell256">
            <text:p text:style-name="P257">Practicas/u1/palindromo.c</text:p>
          </table:table-cell>
        </table:table-row>
        <table:table-row table:style-name="TableRow258">
          <table:table-cell table:style-name="TableCell259">
            <text:p text:style-name="P260">pipe</text:p>
          </table:table-cell>
          <table:table-cell table:style-name="TableCell261">
            <text:p text:style-name="P262">Practicas/u1/u1EntrenamientoC/pipe_2children.c</text:p>
            <text:p text:style-name="P263">Practicas/u1/pipeenviarcadena.c</text:p>
          </table:table-cell>
        </table:table-row>
        <table:table-row table:style-name="TableRow264">
          <table:table-cell table:style-name="TableCell265">
            <text:p text:style-name="P266">Srand(), rand(), sleep, usleep</text:p>
          </table:table-cell>
          <table:table-cell table:style-name="TableCell267">
            <text:p text:style-name="P268">Practicas/u1/randomnumberusleep.c</text:p>
          </table:table-cell>
        </table:table-row>
        <table:table-row table:style-name="TableRow269">
          <table:table-cell table:style-name="TableCell270">
            <text:p text:style-name="P271">signal(i, signal_handler), fflush(stdout), exit(0)</text:p>
          </table:table-cell>
          <table:table-cell table:style-name="TableCell272">
            <text:p text:style-name="P273">Practicas/u1/signals.c</text:p>
          </table:table-cell>
        </table:table-row>
        <table:table-row table:style-name="TableRow274">
          <table:table-cell table:style-name="TableCell275">
            <text:p text:style-name="P276">kill</text:p>
          </table:table-cell>
          <table:table-cell table:style-name="TableCell277">
            <text:p text:style-name="P278">Practicas/u1/u1EntrenamientoC/n_children_kill_all.c</text:p>
          </table:table-cell>
        </table:table-row>
        <table:table-row table:style-name="TableRow279">
          <table:table-cell table:style-name="TableCell280">
            <text:p text:style-name="P281">Wait, exit</text:p>
          </table:table-cell>
          <table:table-cell table:style-name="TableCell282">
            <text:p text:style-name="P283">Practicas/u1/u1EntrenamientoC/primos_exit_wait.c</text:p>
            <text:p text:style-name="P284">Practicas/u1/u1EntrenamientoC/repartir_trabajo_n_procesos.c</text:p>
          </table:table-cell>
        </table:table-row>
      </table:table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librería</text:p>
          </table:table-cell>
          <table:table-cell table:style-name="TableCell299">
            <text:p text:style-name="P300">funciones</text:p>
          </table:table-cell>
        </table:table-row>
        <table:table-row table:style-name="TableRow301">
          <table:table-cell table:style-name="TableCell302">
            <text:p text:style-name="P303">&lt;stdio.h&gt;</text:p>
          </table:table-cell>
          <table:table-cell table:style-name="TableCell304">
            <text:p text:style-name="P305">scanf(), printf(), fgets()</text:p>
          </table:table-cell>
        </table:table-row>
        <table:table-row table:style-name="TableRow306">
          <table:table-cell table:style-name="TableCell307">
            <text:p text:style-name="P308">&lt;unistd.h&gt;</text:p>
          </table:table-cell>
          <table:table-cell table:style-name="TableCell309">
            <text:p text:style-name="P310">fork()</text:p>
          </table:table-cell>
        </table:table-row>
        <table:table-row table:style-name="TableRow311">
          <table:table-cell table:style-name="TableCell312">
            <text:p text:style-name="P313">&lt;sys/types.h&gt;</text:p>
          </table:table-cell>
          <table:table-cell table:style-name="TableCell314">
            <text:p text:style-name="P315">Pid, pid_t</text:p>
          </table:table-cell>
        </table:table-row>
        <table:table-row table:style-name="TableRow316">
          <table:table-cell table:style-name="TableCell317">
            <text:p text:style-name="P318">&lt;stdlib.h&gt;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&lt;string.h&gt;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&lt;fcntl.h&gt;</text:p>
          </table:table-cell>
          <table:table-cell table:style-name="TableCell329">
            <text:p text:style-name="P330"/>
          </table:table-cell>
        </table:table-row>
        <text:soft-page-break/>
        <table:table-row table:style-name="TableRow331">
          <table:table-cell table:style-name="TableCell332">
            <text:p text:style-name="P333">&lt;openssl/evp.h&gt;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&lt;time.h&gt;</text:p>
          </table:table-cell>
          <table:table-cell table:style-name="TableCell339">
            <text:p text:style-name="P340">Clock, rand(), sleep()</text:p>
          </table:table-cell>
        </table:table-row>
        <table:table-row table:style-name="TableRow341">
          <table:table-cell table:style-name="TableCell342">
            <text:p text:style-name="P343">&lt;sys/wait.h&gt;</text:p>
          </table:table-cell>
          <table:table-cell table:style-name="TableCell344">
            <text:p text:style-name="P345">wait(NULL)</text:p>
          </table:table-cell>
        </table:table-row>
        <table:table-row table:style-name="TableRow346">
          <table:table-cell table:style-name="TableCell347">
            <text:p text:style-name="P348">&lt;stdbool.h&gt;</text:p>
          </table:table-cell>
          <table:table-cell table:style-name="TableCell349">
            <text:p text:style-name="P350">bool</text:p>
          </table:table-cell>
        </table:table-row>
        <table:table-row table:style-name="TableRow351">
          <table:table-cell table:style-name="TableCell352">
            <text:p text:style-name="P353">&lt;ctype.h&gt;</text:p>
          </table:table-cell>
          <table:table-cell table:style-name="TableCell354">
            <text:p text:style-name="P355">Isalpha?</text:p>
          </table:table-cell>
        </table:table-row>
        <table:table-row table:style-name="TableRow356">
          <table:table-cell table:style-name="TableCell357">
            <text:p text:style-name="P358">&lt;signal.h&gt;</text:p>
          </table:table-cell>
          <table:table-cell table:style-name="TableCell359">
            <text:p text:style-name="P360">signal(i, signal_handler)</text:p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</table:table>
      <text:p text:style-name="P371"/>
      <text:p text:style-name="P372"/>
      <text:p text:style-name="P373"/>
      <text:p text:style-name="P374">Importante:</text:p>
      <text:p text:style-name="P375"/>
      <text:p text:style-name="PreformattedText"><text:span text:style-name="T376">- Comparar strings<text:s/></text:span><text:span text:style-name="T377">→</text:span><text:span text:style-name="T378"><text:s/>strcmp(s1, s2) // ( = 0<text:s/></text:span><text:span text:style-name="T379">→</text:span><text:span text:style-name="T380"><text:s/>== | = 1<text:s/></text:span><text:span text:style-name="T381">→</text:span><text:span text:style-name="T382"><text:s/>!=) <text:s/></text:span></text:p>
      <text:p text:style-name="P383"/>
      <text:p text:style-name="PreformattedText"><text:span text:style-name="T384">-<text:s/></text:span><text:span text:style-name="T385">Convertir ascii/string a integer/float<text:s/></text:span><text:span text:style-name="T386">→</text:span><text:span text:style-name="T387"><text:s/>atoi(s), atof(s)</text:span></text:p>
      <text:p text:style-name="P388"/>
      <text:p text:style-name="PreformattedText"><text:span text:style-name="T389">- printf, scanf<text:s/></text:span><text:span text:style-name="T390">→</text:span><text:span text:style-name="T391"><text:s/>mismo formato que System.out.printf en Java.<text:s/></text:span><text:span text:style-name="T392">Scan incluye ‘&amp;’</text:span></text:p>
      <text:p text:style-name="P393"/>
      <text:p text:style-name="PreformattedText"><text:span text:style-name="T394">- Placeholders<text:s/></text:span><text:span text:style-name="T395">→</text:span><text:span text:style-name="T396"><text:s/>%i/%d/%u<text:s/></text:span><text:span text:style-name="T397">→</text:span><text:span text:style-name="T398"><text:s/>int | %f<text:s/></text:span><text:span text:style-name="T399">→</text:span><text:span text:style-name="T400"><text:s/>float, double | %c<text:s/></text:span><text:span text:style-name="T401">→</text:span><text:span text:style-name="T402"><text:s/>char | %s<text:s/></text:span><text:span text:style-name="T403">→</text:span><text:span text:style-name="T404"><text:s/>char[]/char*</text:span></text:p>
      <text:p text:style-name="PreformattedText"><text:span text:style-name="T405"><text:tab/></text:span><text:span text:style-name="T406"><text:tab/><text:s text:c="6"/>%p<text:s/></text:span><text:span text:style-name="T407">→</text:span><text:span text:style-name="T408"><text:s/>puntero | %h<text:s/></text:span><text:span text:style-name="T409">→</text:span><text:span text:style-name="T410"><text:s/></text:span><text:span text:style-name="T411">hex | %ld<text:s/></text:span><text:span text:style-name="T412">→</text:span><text:span text:style-name="T413"><text:s/>long</text:span></text:p>
      <text:p text:style-name="P414"/>
      <text:p text:style-name="PreformattedText"><text:span text:style-name="T415">- Convertir variables en cadena<text:s/></text:span><text:span text:style-name="T416">→</text:span><text:span text:style-name="T417"><text:s/>sprintf(s, “%f”, f) | sprintf(s, “%d”, i)</text:span></text:p>
      <text:p text:style-name="P418"/>
      <text:p text:style-name="PreformattedText"><text:span text:style-name="T419">- Longitud de cadena<text:s/></text:span><text:span text:style-name="T420">→</text:span><text:span text:style-name="T421"><text:s/>strlen(s) | Devuelve el valor real, no el buffer size</text:span></text:p>
      <text:p text:style-name="P422"/>
      <text:p text:style-name="P423">- Read/write(pipes): el método read devuelve un int con el número de bytes<text:s/>leídos, 0 si llegó al final del archivo y -1 si hay un error. Por tanto, debe usarse en un bucle while con la condición mayor que cero:<text:line-break/><text:s/>· <text:s/>while (read(p[0],v,sizeof(v)) &gt; 0){</text:p>
      <text:p text:style-name="P424"><text:tab/>...</text:p>
      <text:p text:style-name="P425"><text:s text:c="4"/>}</text:p>
      <text:p text:style-name="P426"/>
      <text:p text:style-name="P427">- Pipe: para comprobar si un pipe se ejecutó corectamente:</text:p>
      <text:p text:style-name="PreformattedText"><text:span text:style-name="T428"><text:s/></text:span><text:span text:style-name="T429">· <text:s/></text:span><text:span text:style-name="T430">int m</text:span><text:span text:style-name="T431">y_pipe[2];</text:span></text:p>
      <text:p text:style-name="PreformattedText"><text:span text:style-name="T432"><text:s text:c="2"/>if (pipe(my_pipe) == -1) {</text:span></text:p>
      <text:p text:style-name="PreformattedText"><text:span text:style-name="T433"><text:s text:c="4"/></text:span><text:span text:style-name="T434">perror("error al crear el pipe");</text:span></text:p>
      <text:p text:style-name="PreformattedText"><text:span text:style-name="T435"><text:s text:c="4"/>return 1;</text:span></text:p>
      <text:p text:style-name="P436"><text:span text:style-name="T437"><text:s text:c="2"/>}</text:span></text:p>
      <text:p text:style-name="P438">- Fork: para comprobar si un fork se no ejecutó correctamente:</text:p>
      <text:p text:style-name="PreformattedText"><text:span text:style-name="T439"><text:s/></text:span><text:span text:style-name="T440">·<text:s/></text:span><text:span text:style-name="T441">pid_t child_pid = fork();</text:span></text:p>
      <text:p text:style-name="PreformattedText"><text:span text:style-name="T442"><text:s text:c="2"/></text:span><text:span text:style-name="T443">if (child_pid == -1) {</text:span></text:p>
      <text:p text:style-name="PreformattedText"><text:span text:style-name="T444"><text:s text:c="4"/>perror("error al hacer el fork");</text:span></text:p>
      <text:p text:style-name="PreformattedText"><text:span text:style-name="T445"><text:s text:c="4"/>r</text:span><text:span text:style-name="T446">eturn 1;</text:span></text:p>
      <text:p text:style-name="P447"><text:span text:style-name="T448"><text:s text:c="4"/>}</text:span></text:p>
      <text:p text:style-name="P449"/>
      <text:p text:style-name="P4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1-30T19:49:00Z</dc:date>
    <meta:template xlink:href="Normal.dotm" xlink:type="simple"/>
    <meta:editing-cycles>7</meta:editing-cycles>
    <meta:editing-duration>PT3720S</meta:editing-duration>
    <meta:document-statistic meta:page-count="3" meta:paragraph-count="8" meta:word-count="621" meta:character-count="4033" meta:row-count="28" meta:non-whitespace-character-count="3420"/>
  </office:meta>
</office:document-meta>
</file>